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BasedViewResolverRegistration.UrlBasedViewResolverRegistration( UrlBasedViewResolver view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Registration.cacheLimit( int cach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BasedViewResolverRegistration.suffix(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BasedViewResolverRegistration.viewClass( Class &lt; ? &gt; view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BasedViewResolverRegistration.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BasedViewResolverRegistration.get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Registration.viewNames( String ... view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BasedViewResolverRegistration.cache( boolean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BasedViewResolverRegistration.attributes( Map &lt; String , ?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